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lezen in de trein, meeting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ing towards predraft 2</text:p>
          </table:table-cell>
          <table:table-cell office:value-type="string" calcext:value-type="string">
            <text:p>Ing gesrek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towards draft 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verd draft 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KloteLemm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 lemma, do other todo’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 an example</text:p>
          </table:table-cell>
          <table:table-cell office:value-type="string" calcext:value-type="string">
            <text:p>Kutwerkdag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eeting and Thinking about example</text:p>
          </table:table-cell>
          <table:table-cell table:number-columns-repeated="102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2:11:23.108268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2-07T18:16:34.832987384</dc:date>
    <meta:editing-cycles>84</meta:editing-cycles>
    <meta:editing-duration>PT10H33M44S</meta:editing-duration>
    <meta:document-statistic meta:table-count="1" meta:cell-count="37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